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</office:automatic-styles>
  <office:body>
    <office:text text:use-soft-page-breaks="true">
      <text:p text:style-name="P1">Manuel de reprise(compilateur)</text:p>
      <text:p text:style-name="Standard"/>
      <text:p text:style-name="Standard">pourquoi ANTLR?</text:p>
      <text:list text:style-name="LFO1" text:continue-numbering="true">
        <text:list-item>
          <text:p text:style-name="P2">déjà utilisé au 1er semestre</text:p>
        </text:list-item>
        <text:list-item>
          <text:p text:style-name="P3">Adapté au projet</text:p>
        </text:list-item>
        <text:list-item>
          <text:p text:style-name="P4">Compatible avec Java</text:p>
        </text:list-item>
      </text:list>
      <text:p text:style-name="Standard"/>
      <text:p text:style-name="Standard">Répartition du code:</text:p>
      <text:list text:style-name="LFO2" text:continue-numbering="true">
        <text:list-item>
          <text:p text:style-name="P5">Modèle → Analogie avec POO: classe (conteneur<text:s/>de données)</text:p>
        </text:list-item>
        <text:list-item>
          <text:p text:style-name="P6">Entités → objet</text:p>
        </text:list-item>
        <text:list-item>
          <text:p text:style-name="P7">Définition: fonction avec la liste des actions possibles (itératif)</text:p>
        </text:list-item>
        <text:list-item>
          <text:p text:style-name="P8">règles: règles du jeu: conditions pour activer une ou des défintions</text:p>
        </text:list-item>
        <text:list-item>
          <text:p text:style-name="P9">Commandes: Interface utilisateur (clavier, souris) déclenchant les définitions</text:p>
        </text:list-item>
        <text:list-item>
          <text:p text:style-name="P10">I.A. :?</text:p>
        </text:list-item>
      </text:list>
      <text:p text:style-name="Standard"/>
      <text:p text:style-name="Standard">Modèles prédéfinis stockés dans un fichier xml. Ce<text:s/>fichier<text:s/>est parsé<text:s/>au début de la compilation (JDOM)</text:p>
      <text:p text:style-name="Standard">→ Tous les modèles ne sont pas générés en js</text:p>
      <text:p text:style-name="Standard"/>
      <text:p text:style-name="Standard">Améliorations possibles:</text:p>
      <text:list text:style-name="LFO3" text:continue-numbering="true">
        <text:list-item>
          <text:p text:style-name="P11">Optimisation du code</text:p>
        </text:list-item>
        <text:list-item>
          <text:p text:style-name="P12">Gestions des fichiers média (sons, images, vidéos)</text:p>
        </text:list-item>
        <text:list-item>
          <text:p text:style-name="P13">Revoir les<text:s/>I.A.</text:p>
        </text:list-item>
        <text:list-item>
          <text:p text:style-name="P14">Les différents genres de map (grille, ruban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aneki</dc:creator>
    <meta:creation-date>2011-04-27T15:23:00Z</meta:creation-date>
    <dc:date>2011-04-28T11:56:00Z</dc:date>
    <meta:template xlink:href="Normal.dotm" xlink:type="simple"/>
    <meta:editing-cycles>4</meta:editing-cycles>
    <meta:editing-duration>PT8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4" meta:character-count="742" meta:row-count="5" meta:non-whitespace-character-count="629"/>
  </office:meta>
</office:document-meta>
</file>